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ef2" officeooo:paragraph-rsid="00018ef2"/>
    </style:style>
    <style:style style:name="T1" style:family="text">
      <style:text-properties officeooo:rsid="0002a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SFW content</text:p>
      <text:p text:style-name="P1">I picked NSFW content by the content that I truly wouldn’t just want to casually show in public. <text:span text:style-name="T1">Just because it is in the NSFW folder doesn’t mean that it is a fetish related th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0:34:08.878000000</meta:creation-date>
    <dc:date>2019-07-09T20:35:56.025000000</dc:date>
    <meta:editing-duration>PT1M45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" meta:word-count="37" meta:character-count="194" meta:non-whitespace-character-count="159"/>
  </office:meta>
</office:document-meta>
</file>